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632cm" fo:min-width="9.277cm"/>
    </style:style>
    <style:style style:name="gr2" style:family="graphic" style:parent-style-name="standard">
      <style:graphic-properties draw:stroke="none" draw:fill="none" draw:fill-color="#ffffff" draw:auto-grow-width="true" fo:min-height="0.395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9cm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99ffcc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0.102cm" fo:padding-right="0.10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end"/>
      <style:text-properties fo:font-weight="normal" style:font-weight-asian="normal" style:font-weight-complex="normal"/>
    </style:style>
    <style:style style:name="P9" style:family="paragraph">
      <style:paragraph-properties fo:text-align="end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6pt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ize-complex="12pt"/>
    </style:style>
    <style:style style:name="T7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pt" fo:country="B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5.519cm" svg:height="0.882cm" svg:x="8.036cm" svg:y="1.689cm">
          <draw:text-box>
            <text:p text:style-name="P2"><text:span text:style-name="T4">Pedidos de Clientes</text:span></text:p>
          </draw:text-box>
        </draw:frame>
        <draw:custom-shape draw:style-name="gr4" draw:text-style-name="P4" xml:id="id1" draw:id="id1" draw:layer="layout" svg:width="5.207cm" svg:height="1.108cm" svg:x="8.192cm" svg:y="2.967cm">
          <text:p text:style-name="P4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2" draw:id="id2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3" draw:id="id3" draw:layer="layout" svg:width="2.921cm" svg:height="1.651cm" svg:x="7.203cm" svg:y="5.21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1" draw:start-glue-point="5" draw:end-shape="id2" draw:end-glue-point="4" svg:d="M8192 3521h-3507v1694">
          <text:p/>
        </draw:connector>
        <draw:connector draw:style-name="gr6" draw:text-style-name="P5" draw:layer="layout" svg:x1="10.796cm" svg:y1="4.075cm" svg:x2="10.124cm" svg:y2="6.041cm" draw:start-shape="id1" draw:start-glue-point="6" draw:end-shape="id3" draw:end-glue-point="7" svg:d="M10796 4075v1966h-672">
          <text:p/>
        </draw:connector>
        <draw:custom-shape draw:style-name="gr7" draw:text-style-name="P4" xml:id="id4" draw:id="id4" draw:layer="layout" svg:width="5.055cm" svg:height="0.889cm" svg:x="8.268cm" svg:y="7.8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8.288cm" draw:start-shape="id2" draw:start-glue-point="6" draw:end-shape="id4" svg:d="M4685 6769v1519h3583">
          <text:p/>
        </draw:connector>
        <draw:connector draw:style-name="gr6" draw:text-style-name="P5" draw:layer="layout" svg:x1="8.664cm" svg:y1="6.769cm" svg:x2="10.796cm" svg:y2="7.844cm" draw:start-shape="id3" draw:start-glue-point="6" draw:end-shape="id4" draw:end-glue-point="4" svg:d="M8664 6769v586h2132v489">
          <text:p/>
        </draw:connector>
        <draw:custom-shape draw:style-name="gr8" draw:text-style-name="P4" xml:id="id5" draw:id="id5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733cm" svg:x2="10.795cm" svg:y2="9.684cm" draw:start-shape="id4" draw:start-glue-point="6" draw:end-shape="id5" draw:end-glue-point="4" svg:d="M10796 8733v475h-1v476">
          <text:p/>
        </draw:connector>
        <draw:custom-shape draw:style-name="gr7" draw:text-style-name="P4" xml:id="id6" draw:id="id6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5" draw:start-glue-point="5" draw:end-shape="id6" draw:end-glue-point="4" svg:d="M8763 11185h-1667v1482">
          <text:p text:style-name="P6"><text:span text:style-name="T7">Ok</text:span></text:p>
        </draw:connector>
        <draw:custom-shape draw:style-name="gr7" draw:text-style-name="P4" xml:id="id7" draw:id="id7" draw:layer="layout" svg:width="4.572cm" svg:height="1.143cm" svg:x="13.711cm" svg:y="12.3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367cm" draw:start-shape="id5" draw:start-glue-point="7" draw:end-shape="id7" draw:end-glue-point="4" svg:d="M12827 11185h3170v1182">
          <text:p text:style-name="P8"><text:span text:style-name="T8">Não</text:span><text:span text:style-name="T7"> Ok</text:span></text:p>
        </draw:connector>
        <draw:connector draw:style-name="gr11" draw:text-style-name="P5" draw:layer="layout" draw:line-skew="0.278cm" svg:x1="15.997cm" svg:y1="13.51cm" svg:x2="7.096cm" svg:y2="13.81cm" draw:start-shape="id7" draw:start-glue-point="6" draw:end-shape="id6" svg:d="M15997 13510v1079h-8901v-779">
          <text:p/>
        </draw:connector>
        <draw:custom-shape draw:style-name="gr5" draw:text-style-name="P4" xml:id="id8" draw:id="id8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9.801cm" svg:y2="16.988cm" draw:start-shape="id6" draw:start-glue-point="6" draw:end-shape="id8" draw:end-glue-point="5" svg:d="M7096 13810v3178h2705">
          <text:p/>
        </draw:connector>
        <draw:custom-shape draw:style-name="gr12" draw:text-style-name="P10" xml:id="id9" draw:id="id9" draw:layer="layout" svg:width="3.175cm" svg:height="2.54cm" svg:x="4.245cm" svg:y="18.053cm">
          <text:p text:style-name="P10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svg:x1="14.056cm" svg:y1="18.485cm" svg:x2="7.42cm" svg:y2="19.323cm" draw:start-shape="id8" draw:start-glue-point="6" draw:end-shape="id9" draw:end-glue-point="7" svg:d="M14056 18485v838h-6636">
          <text:p/>
        </draw:connector>
        <draw:custom-shape draw:style-name="gr14" draw:text-style-name="P2" xml:id="id10" draw:id="id10" draw:layer="layout" svg:width="2.159cm" svg:height="1.905cm" svg:x="1.016cm" svg:y="21.366cm">
          <text:p text:style-name="P2"><text:span text:style-name="T6">Emissão</text:span><text:span text:style-name="T5"> </text:span></text:p>
          <text:p text:style-name="P2"><text:span text:style-name="T5">De</text:span></text:p>
          <text:p text:style-name="P2"><text:span text:style-name="T5">Boleto(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0" draw:layer="layout" svg:x1="4.245cm" svg:y1="19.323cm" svg:x2="2.096cm" svg:y2="21.366cm" draw:start-shape="id9" draw:start-glue-point="5" draw:end-shape="id10" draw:end-glue-point="4" svg:d="M4245 19323h-2149v2043">
          <text:p text:style-name="P10"><text:span text:style-name="T9">Parcelado</text:span></text:p>
        </draw:connector>
        <draw:custom-shape draw:style-name="gr14" draw:text-style-name="P10" xml:id="id11" draw:id="id11" draw:layer="layout" svg:width="2.794cm" svg:height="1.905cm" svg:x="6.749cm" svg:y="21.32cm">
          <text:p text:style-name="P10"><text:span text:style-name="T10">Confirmação</text:span></text:p>
          <text:p text:style-name="P10"><text:span text:style-name="T9">De</text:span></text:p>
          <text:p text:style-name="P10"><text:span text:style-name="T9">Pagamen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0" draw:layer="layout" svg:x1="5.833cm" svg:y1="20.593cm" svg:x2="6.749cm" svg:y2="22.272cm" draw:start-shape="id9" draw:start-glue-point="6" draw:end-shape="id11" svg:d="M5833 20593v1679h916">
          <text:p text:style-name="P2"><text:span text:style-name="T9">A Vista</text:span></text:p>
        </draw:connector>
        <draw:custom-shape draw:style-name="gr17" draw:text-style-name="P10" xml:id="id12" draw:id="id12" draw:layer="layout" svg:width="5.08cm" svg:height="1.016cm" svg:x="12.43cm" svg:y="21.751cm">
          <text:p text:style-name="P10"><text:span text:style-name="T10">Criação</text:span><text:span text:style-name="T9"> de Romane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13" draw:id="id13" draw:layer="layout" svg:width="4.826cm" svg:height="1.143cm" svg:x="12.554cm" svg:y="25.257cm">
          <text:p text:style-name="P10"><text:span text:style-name="T9">Entreg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line-skew="1.358cm 3.357cm -0.661cm" svg:x1="2.096cm" svg:y1="23.159cm" svg:x2="14.97cm" svg:y2="21.751cm" draw:start-shape="id10" draw:start-glue-point="6" draw:end-shape="id12" draw:end-glue-point="4" svg:d="M2096 23159v1971h9064v-4541h3810v1162">
          <text:p/>
        </draw:connector>
        <draw:connector draw:style-name="gr13" draw:text-style-name="P2" draw:layer="layout" draw:line-skew="0.18cm -0.311cm" svg:x1="9.543cm" svg:y1="22.273cm" svg:x2="14.97cm" svg:y2="21.751cm" draw:start-shape="id11" draw:start-glue-point="7" draw:end-shape="id12" draw:end-glue-point="4" svg:d="M9543 22273h1624v-1334h3803v812">
          <text:p/>
        </draw:connector>
        <draw:connector draw:style-name="gr13" draw:text-style-name="P2" draw:layer="layout" svg:x1="14.97cm" svg:y1="22.767cm" svg:x2="14.967cm" svg:y2="25.257cm" draw:start-shape="id12" draw:start-glue-point="6" draw:end-shape="id13" draw:end-glue-point="4" svg:d="M14970 22767v1245h-3v1245">
          <text:p/>
        </draw:connector>
        <draw:custom-shape draw:style-name="gr19" draw:text-style-name="P10" xml:id="id14" draw:id="id14" draw:layer="layout" svg:width="2.794cm" svg:height="1.143cm" svg:x="17.256cm" svg:y="4.367cm">
          <text:p text:style-name="P10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1" draw:start-glue-point="7" draw:end-shape="id14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14" draw:start-glue-point="6" draw:end-shape="id1" draw:end-glue-point="7" svg:d="M18653 5510v501h-5207v-2490h-47">
          <text:p text:style-name="P2"><text:span text:style-name="T9">Liberado</text:span></text:p>
        </draw:connector>
      </draw:page>
      <draw:page draw:name="page2" draw:style-name="dp1" draw:master-page-name="Default">
        <draw:frame draw:style-name="gr1" draw:text-style-name="P1" draw:layer="layout" svg:width="9.777cm" svg:height="0.882cm" svg:x="5.907cm" svg:y="1cm">
          <draw:text-box>
            <text:p text:style-name="P11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2" draw:layer="layout" svg:width="1.878cm" svg:height="0.645cm" svg:x="18.712cm" svg:y="1cm">
          <draw:text-box>
            <text:p text:style-name="P12"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8.088cm" svg:height="0.882cm" svg:x="6.751cm" svg:y="1.689cm">
          <draw:text-box>
            <text:p text:style-name="P13"><text:span text:style-name="T4">Pedidos de Cliente Cancelado</text:span></text:p>
          </draw:text-box>
        </draw:frame>
        <draw:custom-shape draw:style-name="gr4" draw:text-style-name="P4" xml:id="id15" draw:id="id15" draw:layer="layout" svg:width="5.207cm" svg:height="1.108cm" svg:x="8.192cm" svg:y="3.067cm">
          <text:p text:style-name="P4"><text:span text:style-name="T5">Cancelar NF Inte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17" draw:id="id17" draw:layer="layout" svg:width="5.055cm" svg:height="1.129cm" svg:x="8.268cm" svg:y="5.804cm">
          <text:p text:style-name="P4"><text:span text:style-name="T5">Cancelar Nfe Sef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23" draw:id="id23" draw:layer="layout" svg:width="3.175cm" svg:height="2.54cm" svg:x="9.208cm" svg:y="14.843cm">
          <text:p text:style-name="P10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24" draw:id="id24" draw:layer="layout" svg:width="4.826cm" svg:height="2.54cm" svg:x="1.889cm" svg:y="20.05cm">
          <text:p text:style-name="P10"><text:span text:style-name="T9">Vendedor</text:span></text:p>
          <text:p text:style-name="P10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4" xml:id="id16" draw:id="id16" draw:layer="layout" svg:width="5.099cm" svg:height="1.651cm" svg:x="0.981cm" svg:y="4.856cm">
          <text:p text:style-name="P14"><text:span text:style-name="T5">Pedido Excluido</text:span></text:p>
          <text:p text:style-name="P14"><text:span text:style-name="T5">Produto </text:span><text:span text:style-name="T6">Disponível</text:span></text:p>
          <text:p text:style-name="P4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2" draw:layer="layout" svg:x1="8.192cm" svg:y1="3.621cm" svg:x2="3.53cm" svg:y2="4.856cm" draw:start-shape="id15" draw:start-glue-point="5" draw:end-shape="id16" draw:end-glue-point="0" svg:d="M8192 3621h-4662v1235">
          <text:p/>
        </draw:connector>
        <draw:connector draw:style-name="gr13" draw:text-style-name="P2" draw:layer="layout" svg:x1="10.796cm" svg:y1="4.175cm" svg:x2="10.796cm" svg:y2="5.804cm" draw:start-shape="id15" draw:start-glue-point="6" draw:end-shape="id17" draw:end-glue-point="4" svg:d="M10796 4175v1629">
          <text:p/>
        </draw:connector>
        <draw:custom-shape draw:style-name="gr14" draw:text-style-name="P15" xml:id="id18" draw:id="id18" draw:layer="layout" svg:width="7.366cm" svg:height="2.032cm" svg:x="7.112cm" svg:y="9.636cm">
          <text:p text:style-name="P15"><text:span text:style-name="T6">Impressão</text:span><text:span text:style-name="T5"> Protocolo De Consulta Nfe</text:span></text:p>
          <text:p text:style-name="P15"><text:span text:style-name="T5">Via Sefa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796cm" svg:y1="6.933cm" svg:x2="10.795cm" svg:y2="9.636cm" draw:start-shape="id17" draw:start-glue-point="6" draw:end-shape="id18" draw:end-glue-point="4" svg:d="M10796 6933v1352h-1v1351">
          <text:p/>
        </draw:connector>
        <draw:custom-shape draw:style-name="gr14" draw:text-style-name="P15" xml:id="id19" draw:id="id19" draw:layer="layout" svg:width="2.94cm" svg:height="1.905cm" svg:x="2.332cm" svg:y="12.484cm">
          <text:p text:style-name="P15"><text:span text:style-name="T5">NFe Original</text:span></text:p>
          <text:p text:style-name="P15"><text:span text:style-name="T5">Protocolo </text:span></text:p>
          <text:p text:style-name="P15"><text:span text:style-name="T5">Via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5" xml:id="id20" draw:id="id20" draw:layer="layout" svg:width="2.94cm" svg:height="1.905cm" svg:x="15.859cm" svg:y="12.43cm">
          <text:p text:style-name="P15"><text:span text:style-name="T5">NFe Original</text:span></text:p>
          <text:p text:style-name="P15"><text:span text:style-name="T5">Protocolo </text:span></text:p>
          <text:p text:style-name="P15"><text:span text:style-name="T5">Via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7.112cm" svg:y1="10.652cm" svg:x2="3.802cm" svg:y2="12.484cm" draw:start-shape="id18" draw:start-glue-point="5" draw:end-shape="id19" draw:end-glue-point="4" svg:d="M7112 10652h-3310v1832">
          <text:p/>
        </draw:connector>
        <draw:connector draw:style-name="gr13" draw:text-style-name="P2" draw:layer="layout" svg:x1="14.478cm" svg:y1="10.652cm" svg:x2="17.329cm" svg:y2="12.43cm" draw:start-shape="id18" draw:start-glue-point="7" draw:end-shape="id20" draw:end-glue-point="4" svg:d="M14478 10652h2851v1778">
          <text:p/>
        </draw:connector>
        <draw:custom-shape draw:style-name="gr17" draw:text-style-name="P10" xml:id="id21" draw:id="id21" draw:layer="layout" svg:width="3.406cm" svg:height="1.049cm" svg:x="2.1cm" svg:y="16.24cm">
          <text:p text:style-name="P10"><text:span text:style-name="T9">Controll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3" draw:text-style-name="P2" draw:layer="layout" svg:x1="3.802cm" svg:y1="14.277cm" svg:x2="3.803cm" svg:y2="16.24cm" draw:start-shape="id19" draw:start-glue-point="6" draw:end-shape="id21" draw:end-glue-point="4" svg:d="M3802 14277v1037h1v926">
          <text:p/>
        </draw:connector>
        <draw:custom-shape draw:style-name="gr17" draw:text-style-name="P10" xml:id="id22" draw:id="id22" draw:layer="layout" svg:width="5.08cm" svg:height="1.016cm" svg:x="14.789cm" svg:y="16.243cm">
          <text:p text:style-name="P10"><text:span text:style-name="T9">Retorno ao Esto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17.329cm" svg:y1="14.223cm" svg:x2="17.329cm" svg:y2="16.243cm" draw:start-shape="id20" draw:start-glue-point="6" draw:end-shape="id22" draw:end-glue-point="4" svg:d="M17329 14223v2020">
          <text:p/>
        </draw:connector>
        <draw:connector draw:style-name="gr13" draw:text-style-name="P2" draw:layer="layout" svg:x1="10.795cm" svg:y1="11.548cm" svg:x2="10.795cm" svg:y2="14.843cm" draw:start-shape="id18" draw:start-glue-point="6" draw:end-shape="id23" svg:d="M10795 11548v3295">
          <text:p/>
        </draw:connector>
        <draw:custom-shape draw:style-name="gr18" draw:text-style-name="P10" xml:id="id25" draw:id="id25" draw:layer="layout" svg:width="4.826cm" svg:height="2.502cm" svg:x="8.382cm" svg:y="22.628cm">
          <text:p text:style-name="P10"><text:span text:style-name="T10">Devolução</text:span></text:p>
          <text:p text:style-name="P10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26" draw:id="id26" draw:layer="layout" svg:width="4.826cm" svg:height="2.54cm" svg:x="14.543cm" svg:y="20.05cm">
          <text:p text:style-name="P10"><text:span text:style-name="T9">Cancelamento</text:span></text:p>
          <text:p text:style-name="P10"><text:span text:style-name="T9">De </text:span><text:span text:style-name="T10">Cobranç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9.208cm" svg:y1="16.113cm" svg:x2="4.302cm" svg:y2="20.05cm" draw:start-shape="id23" draw:start-glue-point="5" draw:end-shape="id24" draw:end-glue-point="4" svg:d="M9208 16113l-4906 3937">
          <text:p/>
        </draw:connector>
        <draw:connector draw:style-name="gr13" draw:text-style-name="P2" draw:layer="layout" draw:type="line" svg:x1="10.796cm" svg:y1="17.383cm" svg:x2="10.795cm" svg:y2="22.628cm" draw:start-shape="id23" draw:start-glue-point="6" draw:end-shape="id25" svg:d="M10796 17383l-1 5245">
          <text:p/>
        </draw:connector>
        <draw:connector draw:style-name="gr13" draw:text-style-name="P2" draw:layer="layout" draw:type="line" svg:x1="12.383cm" svg:y1="16.113cm" svg:x2="16.956cm" svg:y2="20.05cm" draw:start-shape="id23" draw:start-glue-point="7" draw:end-shape="id26" draw:end-glue-point="4" svg:d="M12383 16113l4573 3937">
          <text:p/>
        </draw:connector>
      </draw:page>
      <draw:page draw:name="page3" draw:style-name="dp1" draw:master-page-name="Default">
        <draw:frame draw:style-name="gr1" draw:text-style-name="P1" draw:layer="layout" svg:width="9.777cm" svg:height="0.882cm" svg:x="5.907cm" svg:y="1cm">
          <draw:text-box>
            <text:p text:style-name="P11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2" draw:layer="layout" svg:width="1.878cm" svg:height="0.645cm" svg:x="18.712cm" svg:y="1cm">
          <draw:text-box>
            <text:p text:style-name="P12"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7.665cm" svg:height="0.882cm" svg:x="6.751cm" svg:y="1.689cm">
          <draw:text-box>
            <text:p text:style-name="P13"><text:span text:style-name="T4">Pedidos Retornados &lt; 24hrs</text:span></text:p>
          </draw:text-box>
        </draw:frame>
        <draw:custom-shape draw:style-name="gr4" draw:text-style-name="P4" xml:id="id27" draw:id="id27" draw:layer="layout" svg:width="6.397cm" svg:height="1.108cm" svg:x="7.597cm" svg:y="3.067cm">
          <text:p text:style-name="P4"><text:span text:style-name="T5">Produtos Voltam ao Deposi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31" draw:id="id31" draw:layer="layout" svg:width="5.08cm" svg:height="1.016cm" svg:x="14.273cm" svg:y="12.557cm">
          <text:p text:style-name="P10"><text:span text:style-name="T9">Cancelamento Do Pedi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32" draw:id="id32" draw:layer="layout" svg:width="4.826cm" svg:height="1.27cm" svg:x="8.382cm" svg:y="16.24cm">
          <text:p text:style-name="P10"><text:span text:style-name="T9">Retorno ao Esto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5" xml:id="id28" draw:id="id28" draw:layer="layout" svg:width="2.94cm" svg:height="2.159cm" svg:x="9.325cm" svg:y="5.626cm">
          <text:p text:style-name="P15"><text:span text:style-name="T5">Retorno</text:span></text:p>
          <text:p text:style-name="P15"><text:span text:style-name="T5">de </text:span></text:p>
          <text:p text:style-name="P15"><text:span text:style-name="T5">NF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29" draw:id="id29" draw:layer="layout" svg:width="3.937cm" svg:height="3.048cm" svg:x="8.827cm" svg:y="9.128cm">
          <text:p text:style-name="P10"><text:span text:style-name="T9">Verificao</text:span></text:p>
          <text:p text:style-name="P10"><text:span text:style-name="T9">De</text:span></text:p>
          <text:p text:style-name="P10"><text:span text:style-name="T9">Produto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5cm" svg:y2="5.626cm" draw:start-shape="id27" draw:start-glue-point="6" draw:end-shape="id28" draw:end-glue-point="4" svg:d="M10796 4175l-1 1451">
          <text:p/>
        </draw:connector>
        <draw:custom-shape draw:style-name="gr17" draw:text-style-name="P10" xml:id="id30" draw:id="id30" draw:layer="layout" svg:width="5.08cm" svg:height="1.016cm" svg:x="2.27cm" svg:y="12.43cm">
          <text:p text:style-name="P10"><text:span text:style-name="T9">?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0" draw:layer="layout" svg:x1="8.827cm" svg:y1="10.652cm" svg:x2="4.81cm" svg:y2="12.43cm" draw:start-shape="id29" draw:start-glue-point="5" draw:end-shape="id30" draw:end-glue-point="4" svg:d="M8827 10652h-4017v1778">
          <text:p text:style-name="P2"><text:span text:style-name="T9">Lacre Violado</text:span></text:p>
        </draw:connector>
        <draw:connector draw:style-name="gr15" draw:text-style-name="P10" draw:layer="layout" svg:x1="12.764cm" svg:y1="10.652cm" svg:x2="16.813cm" svg:y2="12.557cm" draw:start-shape="id29" draw:start-glue-point="7" draw:end-shape="id31" draw:end-glue-point="4" svg:d="M12764 10652h4049v1905">
          <text:p text:style-name="P2"><text:span text:style-name="T9">Lacre </text:span><text:span text:style-name="T10">Não</text:span><text:span text:style-name="T9"> Violado</text:span></text:p>
        </draw:connector>
        <draw:connector draw:style-name="gr13" draw:text-style-name="P2" draw:layer="layout" draw:type="lines" svg:x1="10.795cm" svg:y1="7.658cm" svg:x2="10.796cm" svg:y2="9.128cm" draw:start-shape="id28" draw:start-glue-point="6" draw:end-shape="id29" draw:end-glue-point="4" svg:d="M10795 7658v628l1 341v501">
          <text:p/>
        </draw:connector>
        <draw:connector draw:style-name="gr13" draw:text-style-name="P2" draw:layer="layout" svg:x1="16.813cm" svg:y1="13.573cm" svg:x2="13.208cm" svg:y2="16.875cm" draw:start-shape="id31" draw:start-glue-point="6" draw:end-shape="id32" draw:end-glue-point="7" svg:d="M16813 13573v3302h-3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01T17:02:58</dc:date>
    <dc:creator>J. Marcelo Martins</dc:creator>
    <meta:editing-duration>PT1H22M13S</meta:editing-duration>
    <meta:editing-cycles>14</meta:editing-cycles>
    <meta:generator>OpenOffice/4.1.1$Unix OpenOffice.org_project/411m6$Build-9775</meta:generator>
    <meta:document-statistic meta:object-count="74"/>
  </office:meta>
</office:document-meta>
</file>